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E2000000E2459CCEB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Andale Sans UI" svg:font-family="'Andale Sans UI'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with Image</text:h>
      <text:p text:style-name="Text_20_body"><draw:frame draw:style-name="fr1" draw:name="graphics1" text:anchor-type="as-char" svg:width="57.4mm" svg:height="57.4mm" draw:z-index="0"><draw:image xlink:href="Pictures/10000000000000E2000000E2459CCEB9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Andale Sans UI" svg:font-family="'Andale Sans UI'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Times New Roman" fo:font-size="12pt" fo:language="de" fo:country="CH" style:font-name-asian="Bitstream Vera Sans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Michael Locher</meta:initial-creator>
    <meta:creation-date>2006-01-03T12:13:28</meta:creation-date>
    <dc:creator>Michael Locher</dc:creator>
    <dc:date>2006-01-03T12:16:38</dc:date>
    <dc:language>de-CH</dc:language>
    <meta:editing-cycles>2</meta:editing-cycles>
    <meta:editing-duration>PT5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3" meta:character-count="16"/>
  </office:meta>
</office:document-meta>
</file>